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svg:stroke-color="#00a933" draw:marker-end="Arrowheads_20_21" draw:marker-end-width="0.3cm" draw:fill="none" draw:textarea-vertical-align="middle"/>
    </style:style>
    <style:style style:name="gr4" style:family="graphic" style:parent-style-name="objectwithoutfill">
      <style:graphic-properties svg:stroke-color="#00a933" draw:marker-start="Arrowheads_20_21" draw:marker-end="Arrowheads_20_21" draw:marker-end-width="0.3cm" draw:fill="none" draw:textarea-vertical-align="middle"/>
    </style:style>
    <style:style style:name="gr5" style:family="graphic" style:parent-style-name="objectwithoutfill">
      <style:graphic-properties svg:stroke-color="#ff0000" draw:marker-end="Arrowheads_20_21" draw:marker-end-width="0.3cm" draw:fill="none" draw:textarea-vertical-align="middle"/>
    </style:style>
    <style:style style:name="gr6" style:family="graphic" style:parent-style-name="objectwithoutfill">
      <style:graphic-properties svg:stroke-color="#ff0000" draw:marker-start="Arrowheads_20_21" draw:marker-end="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068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7pt" style:font-size-asian="7pt" style:font-size-complex="7pt"/>
    </style:style>
    <style:style style:name="P4" style:family="paragraph">
      <loext:graphic-properties draw:fill="none" draw:fill-color="#ffffff"/>
      <style:text-properties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318cm" svg:height="0.318cm" svg:x="1.317cm" svg:y="1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0.318cm" svg:height="0.318cm" svg:x="3.857cm" svg:y="1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0.318cm" svg:height="0.318cm" svg:x="1.317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0.318cm" svg:height="0.318cm" svg:x="3.857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.476cm" svg:y1="3.539cm" svg:x2="1.476cm" svg:y2="2.27cm" draw:start-shape="id1" draw:start-glue-point="4" draw:end-shape="id2" draw:end-glue-point="8" svg:d="M1476 3539v-1269" svg:viewBox="0 0 1 1270">
          <text:p/>
        </draw:connector>
        <draw:connector draw:style-name="gr3" draw:text-style-name="P2" draw:layer="layout" draw:type="line" svg:x1="1.635cm" svg:y1="3.698cm" svg:x2="4.129cm" svg:y2="2.224cm" draw:start-shape="id1" draw:start-glue-point="10" draw:end-shape="id3" draw:end-glue-point="9" svg:d="M1635 3698l2494-1474" svg:viewBox="0 0 2495 1475">
          <text:p/>
        </draw:connector>
        <draw:connector draw:style-name="gr3" draw:text-style-name="P2" draw:layer="layout" draw:type="line" svg:x1="3.903cm" svg:y1="1.998cm" svg:x2="1.476cm" svg:y2="3.539cm" draw:start-shape="id3" draw:start-glue-point="5" draw:end-shape="id1" draw:end-glue-point="4" svg:d="M3903 1998l-2427 1541" svg:viewBox="0 0 2428 1542">
          <text:p/>
        </draw:connector>
        <draw:custom-shape draw:style-name="gr1" draw:text-style-name="P1" xml:id="id5" draw:id="id5" draw:layer="layout" svg:width="0.318cm" svg:height="0.318cm" svg:x="1.317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0.318cm" svg:height="0.318cm" svg:x="3.857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0.318cm" svg:height="0.318cm" svg:x="1.317cm" svg:y="7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0.318cm" svg:height="0.318cm" svg:x="3.857cm" svg:y="7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.317cm" svg:y1="7.826cm" svg:x2="1.317cm" svg:y2="6.239cm" draw:start-shape="id4" draw:start-glue-point="6" draw:end-shape="id5" draw:end-glue-point="6" svg:d="M1317 7826v-1587" svg:viewBox="0 0 1 1588">
          <text:p/>
        </draw:connector>
        <draw:connector draw:style-name="gr3" draw:text-style-name="P2" draw:layer="layout" draw:type="line" svg:x1="1.589cm" svg:y1="7.939cm" svg:x2="4.129cm" svg:y2="6.352cm" draw:start-shape="id4" draw:start-glue-point="9" draw:end-shape="id6" draw:end-glue-point="9" svg:d="M1589 7939l2540-1587" svg:viewBox="0 0 2541 1588">
          <text:p/>
        </draw:connector>
        <draw:connector draw:style-name="gr3" draw:text-style-name="P2" draw:layer="layout" draw:type="line" svg:x1="3.903cm" svg:y1="6.126cm" svg:x2="1.363cm" svg:y2="7.713cm" draw:start-shape="id6" draw:start-glue-point="5" draw:end-shape="id4" draw:end-glue-point="5" svg:d="M3903 6126l-2540 1587" svg:viewBox="0 0 2541 1588">
          <text:p/>
        </draw:connector>
        <draw:connector draw:style-name="gr3" draw:text-style-name="P2" draw:layer="layout" draw:type="line" svg:x1="1.635cm" svg:y1="2.111cm" svg:x2="3.903cm" svg:y2="3.585cm" draw:start-shape="id2" draw:start-glue-point="10" draw:end-shape="id7" draw:end-glue-point="5" svg:d="M1635 2111l2268 1474" svg:viewBox="0 0 2269 1475">
          <text:p/>
        </draw:connector>
        <draw:connector draw:style-name="gr4" draw:text-style-name="P2" draw:layer="layout" draw:type="line" svg:x1="1.589cm" svg:y1="6.126cm" svg:x2="4.129cm" svg:y2="7.713cm" draw:start-shape="id5" draw:start-glue-point="11" draw:end-shape="id8" draw:end-glue-point="11" svg:d="M1589 6126l2540 1587" svg:viewBox="0 0 2541 1588">
          <text:p/>
        </draw:connector>
        <draw:connector draw:style-name="gr5" draw:text-style-name="P2" draw:layer="layout" draw:type="line" svg:x1="1.635cm" svg:y1="6.239cm" svg:x2="1.635cm" svg:y2="7.826cm" draw:start-shape="id5" draw:start-glue-point="10" draw:end-shape="id4" draw:end-glue-point="10" svg:d="M1635 6239v1587" svg:viewBox="0 0 1 1588">
          <text:p/>
        </draw:connector>
        <draw:connector draw:style-name="gr5" draw:text-style-name="P2" draw:layer="layout" draw:type="line" svg:x1="3.903cm" svg:y1="7.939cm" svg:x2="1.589cm" svg:y2="6.352cm" draw:start-shape="id8" draw:start-glue-point="7" draw:end-shape="id5" draw:end-glue-point="9" svg:d="M3903 7939l-2314-1587" svg:viewBox="0 0 2315 1588">
          <text:p/>
        </draw:connector>
        <draw:connector draw:style-name="gr5" draw:text-style-name="P2" draw:layer="layout" draw:type="line" svg:x1="4.016cm" svg:y1="6.08cm" svg:x2="1.476cm" svg:y2="6.08cm" draw:start-shape="id6" draw:start-glue-point="4" draw:end-shape="id5" draw:end-glue-point="4" svg:d="M4016 6080h-2540" svg:viewBox="0 0 2541 1">
          <text:p/>
        </draw:connector>
        <draw:connector draw:style-name="gr5" draw:text-style-name="P2" draw:layer="layout" draw:type="line" svg:x1="1.476cm" svg:y1="6.398cm" svg:x2="3.903cm" svg:y2="6.352cm" draw:start-shape="id5" draw:start-glue-point="8" draw:end-shape="id6" draw:end-glue-point="7" svg:d="M1476 6398l2427-46" svg:viewBox="0 0 2428 47">
          <text:p/>
        </draw:connector>
        <draw:connector draw:style-name="gr5" draw:text-style-name="P2" draw:layer="layout" draw:type="line" svg:x1="4.175cm" svg:y1="6.239cm" svg:x2="4.175cm" svg:y2="7.826cm" draw:start-shape="id6" draw:start-glue-point="10" draw:end-shape="id8" draw:end-glue-point="10" svg:d="M4175 6239v1587" svg:viewBox="0 0 1 1588">
          <text:p/>
        </draw:connector>
        <draw:connector draw:style-name="gr5" draw:text-style-name="P2" draw:layer="layout" draw:type="line" svg:x1="3.857cm" svg:y1="7.826cm" svg:x2="3.903cm" svg:y2="6.352cm" draw:start-shape="id8" draw:start-glue-point="6" draw:end-shape="id6" draw:end-glue-point="7" svg:d="M3857 7826l46-1474" svg:viewBox="0 0 47 1475">
          <text:p/>
        </draw:connector>
        <draw:connector draw:style-name="gr5" draw:text-style-name="P2" draw:layer="layout" draw:type="line" svg:x1="1.476cm" svg:y1="7.985cm" svg:x2="4.016cm" svg:y2="7.985cm" draw:start-shape="id4" draw:start-glue-point="8" draw:end-shape="id8" draw:end-glue-point="8" svg:d="M1476 7985h2540" svg:viewBox="0 0 2541 1">
          <text:p/>
        </draw:connector>
        <draw:connector draw:style-name="gr5" draw:text-style-name="P2" draw:layer="layout" draw:type="line" svg:x1="4.016cm" svg:y1="7.667cm" svg:x2="1.635cm" svg:y2="7.826cm" draw:start-shape="id8" draw:start-glue-point="4" draw:end-shape="id4" draw:end-glue-point="10" svg:d="M4016 7667l-2381 159" svg:viewBox="0 0 2382 160">
          <text:p/>
        </draw:connector>
        <draw:custom-shape draw:style-name="gr1" draw:text-style-name="P1" xml:id="id10" draw:id="id10" draw:layer="layout" svg:width="0.318cm" svg:height="0.318cm" svg:x="1.317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18cm" svg:height="0.318cm" svg:x="3.857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0.318cm" svg:height="0.318cm" svg:x="1.317cm" svg:y="11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0.318cm" svg:height="0.318cm" svg:x="3.857cm" svg:y="11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.317cm" svg:y1="11.636cm" svg:x2="1.317cm" svg:y2="10.049cm" draw:start-shape="id9" draw:start-glue-point="6" draw:end-shape="id10" draw:end-glue-point="6" svg:d="M1317 11636v-1587" svg:viewBox="0 0 1 1588">
          <text:p/>
        </draw:connector>
        <draw:connector draw:style-name="gr3" draw:text-style-name="P2" draw:layer="layout" draw:type="line" svg:x1="1.476cm" svg:y1="10.208cm" svg:x2="3.903cm" svg:y2="11.749cm" draw:start-shape="id10" draw:start-glue-point="8" draw:end-shape="id11" draw:end-glue-point="7" svg:d="M1476 10208l2427 1541" svg:viewBox="0 0 2428 1542">
          <text:p/>
        </draw:connector>
        <draw:connector draw:style-name="gr5" draw:text-style-name="P2" draw:layer="layout" draw:type="line" svg:x1="1.635cm" svg:y1="10.049cm" svg:x2="1.635cm" svg:y2="11.636cm" draw:start-shape="id10" draw:start-glue-point="10" draw:end-shape="id9" draw:end-glue-point="10" svg:d="M1635 10049v1587" svg:viewBox="0 0 1 1588">
          <text:p/>
        </draw:connector>
        <draw:connector draw:style-name="gr5" draw:text-style-name="P2" draw:layer="layout" draw:type="line" svg:x1="4.129cm" svg:y1="11.523cm" svg:x2="1.589cm" svg:y2="9.936cm" draw:start-shape="id11" draw:start-glue-point="11" draw:end-shape="id10" draw:end-glue-point="11" svg:d="M4129 11523l-2540-1587" svg:viewBox="0 0 2541 1588">
          <text:p/>
        </draw:connector>
        <draw:custom-shape draw:style-name="gr1" draw:text-style-name="P1" xml:id="id13" draw:id="id13" draw:layer="layout" svg:width="0.318cm" svg:height="0.318cm" svg:x="1.317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" draw:id="id14" draw:layer="layout" svg:width="0.318cm" svg:height="0.318cm" svg:x="3.857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0.318cm" svg:height="0.318cm" svg:x="1.317cm" svg:y="15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" draw:id="id15" draw:layer="layout" svg:width="0.318cm" svg:height="0.318cm" svg:x="3.857cm" svg:y="15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1.476cm" svg:y1="15.287cm" svg:x2="1.476cm" svg:y2="14.018cm" draw:start-shape="id12" draw:start-glue-point="4" draw:end-shape="id13" draw:end-glue-point="8" svg:d="M1476 15287v-1269" svg:viewBox="0 0 1 1270">
          <text:p/>
        </draw:connector>
        <draw:connector draw:style-name="gr3" draw:text-style-name="P2" draw:layer="layout" draw:type="line" svg:x1="1.635cm" svg:y1="15.446cm" svg:x2="4.129cm" svg:y2="13.972cm" draw:start-shape="id12" draw:start-glue-point="10" draw:end-shape="id14" draw:end-glue-point="9" svg:d="M1635 15446l2494-1474" svg:viewBox="0 0 2495 1475">
          <text:p/>
        </draw:connector>
        <draw:connector draw:style-name="gr5" draw:text-style-name="P2" draw:layer="layout" draw:type="line" svg:x1="3.903cm" svg:y1="15.333cm" svg:x2="1.589cm" svg:y2="13.972cm" draw:start-shape="id15" draw:start-glue-point="5" draw:end-shape="id13" draw:end-glue-point="9" svg:d="M3903 15333l-2314-1361" svg:viewBox="0 0 2315 1362">
          <text:p/>
        </draw:connector>
        <draw:frame draw:style-name="gr7" draw:text-style-name="P4" draw:layer="layout" svg:width="2.54cm" svg:height="0.526cm" svg:x="1.317cm" svg:y="1.317cm">
          <draw:text-box>
            <text:p text:style-name="P3"><text:span text:style-name="T1">Training Edges</text:span></text:p>
          </draw:text-box>
        </draw:frame>
        <draw:frame draw:style-name="gr7" draw:text-style-name="P4" draw:layer="layout" svg:width="2.858cm" svg:height="0.526cm" svg:x="1.317cm" svg:y="5.127cm">
          <draw:text-box>
            <text:p text:style-name="P3"><text:span text:style-name="T1">General Training Set</text:span></text:p>
          </draw:text-box>
        </draw:frame>
        <draw:frame draw:style-name="gr7" draw:text-style-name="P4" draw:layer="layout" svg:width="2.858cm" svg:height="0.801cm" svg:x="1cm" svg:y="12.43cm">
          <draw:text-box>
            <text:p text:style-name="P3"><text:span text:style-name="T1">Bidirectional Training Set</text:span></text:p>
          </draw:text-box>
        </draw:frame>
        <draw:frame draw:style-name="gr7" draw:text-style-name="P4" draw:layer="layout" svg:width="2.858cm" svg:height="0.526cm" svg:x="1.317cm" svg:y="5.127cm">
          <draw:text-box>
            <text:p text:style-name="P3"><text:span text:style-name="T1">General Training Set</text:span></text:p>
          </draw:text-box>
        </draw:frame>
        <draw:frame draw:style-name="gr7" draw:text-style-name="P4" draw:layer="layout" svg:width="2.858cm" svg:height="0.801cm" svg:x="0.999cm" svg:y="8.62cm">
          <draw:text-box>
            <text:p text:style-name="P3"><text:span text:style-name="T1">Directional Training Set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826 1131 754" svg:d="M566 826l-566 754 114-85 136-68 148-46 161-17 161 13 153 46 140 68 118 89z"/>
    <draw:marker draw:name="Arrowheads_20_20" draw:display-name="Arrowheads 20" svg:viewBox="0 0 20 20" svg:d="M0 20l10-20 10 20z"/>
    <draw:marker draw:name="Arrowheads_20_21" draw:display-name="Arrowheads 21" svg:viewBox="0 7 20 13" svg:d="M0 20l10-13 10 13z"/>
    <draw:marker draw:name="Arrowheads_20_22" draw:display-name="Arrowheads 22" svg:viewBox="0 641 2239 1601" svg:d="M1126 641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7T16:36:10.905000000</meta:creation-date>
    <dc:date>2024-10-27T16:55:05.006000000</dc:date>
    <meta:editing-duration>PT8M43S</meta:editing-duration>
    <meta:editing-cycles>1</meta:editing-cycles>
    <meta:document-statistic meta:object-count="44"/>
    <meta:generator>LibreOffice/7.0.2.2$Windows_X86_64 LibreOffice_project/8349ace3c3162073abd90d81fd06dcfb6b36b994</meta:generator>
  </office:meta>
</office:document-meta>
</file>